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2C60BB8C3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19.0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93cm" fo:min-width="10.422cm"/>
    </style:style>
    <style:style style:name="gr3" style:family="graphic" style:parent-style-name="standard">
      <style:graphic-properties draw:stroke="none" svg:stroke-color="#000000" draw:fill="none" draw:fill-color="#ffffff" fo:min-height="2.03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3.302cm" svg:x="1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3.302cm" svg:x="1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22cm" svg:height="1.143cm" svg:x="8.366cm" svg:y="13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22cm" svg:height="1.143cm" svg:x="8.366cm" svg:y="11.66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77cm" svg:height="2.286cm" svg:x="8.239cm" svg:y="3.921cm">
          <draw:text-box>
            <text:p>Pickles</text:p>
          </draw:text-box>
        </draw:frame>
        <draw:frame draw:style-name="gr4" draw:text-style-name="P1" draw:layer="layout" svg:width="3.533cm" svg:height="4.37cm" svg:x="8.747cm" svg:y="6.79cm">
          <draw:image xlink:href="Pictures/100000000000023E000002C60BB8C398.png" xlink:type="simple" xlink:show="embed" xlink:actuate="onLoad">
            <text:p/>
          </draw:image>
        </draw:frame>
        <draw:frame draw:style-name="gr5" draw:text-style-name="P3" draw:layer="layout" svg:width="2.286cm" svg:height="1.016cm" svg:x="6.08cm" svg:y="11.668cm">
          <draw:text-box>
            <text:p>sound</text:p>
          </draw:text-box>
        </draw:frame>
        <draw:frame draw:style-name="gr5" draw:text-style-name="P3" draw:layer="layout" svg:width="1.905cm" svg:height="1.016cm" svg:x="6.461cm" svg:y="13.319cm">
          <draw:text-box>
            <text:p>action</text:p>
          </draw:text-box>
        </draw:frame>
        <draw:custom-shape draw:style-name="gr6" draw:text-style-name="P2" draw:layer="layout" svg:width="3.175cm" svg:height="0.889cm" svg:x="1.762cm" svg:y="11.795cm">
          <text:p text:style-name="P1">Give trea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75cm" svg:height="0.889cm" svg:x="1.762cm" svg:y="13.065cm">
          <text:p text:style-name="P1">p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2:53:36.851000000</meta:creation-date>
    <dc:date>2015-11-03T22:59:46.354000000</dc:date>
    <meta:editing-duration>PT6M9S</meta:editing-duration>
    <meta:editing-cycles>1</meta:editing-cycles>
    <meta:document-statistic meta:object-count="10"/>
    <meta:generator>LibreOffice/5.0.1.2$Windows_x86 LibreOffice_project/81898c9f5c0d43f3473ba111d7b351050be20261</meta:generator>
  </office:meta>
</office:document-meta>
</file>